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erif" svg:font-family="FreeSerif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">
      <loext:graphic-properties draw:fill="none" draw:fill-gradient-name="gradient" draw:fill-hatch-name="hatch"/>
      <style:paragraph-properties fo:margin-left="0in" fo:margin-right="0in" fo:text-align="center" style:justify-single-word="false" fo:text-indent="0in" style:auto-text-indent="false" style:page-number="auto" fo:background-color="transparent">
        <style:drop-cap style:lines="3" style:distance="0.0402in" style:style-name="Main_20_index_20_entry"/>
      </style:paragraph-properties>
      <style:text-properties style:font-name="FreeSerif" fo:font-size="28pt" fo:font-weight="bold" fo:background-color="#ffffff" style:font-size-asian="28pt" style:font-weight-asian="bold" style:font-size-complex="28pt" style:font-weight-complex="bold"/>
    </style:style>
    <style:style style:name="P2" style:family="paragraph" style:parent-style-name="Standard">
      <loext:graphic-properties draw:fill-gradient-name="gradient" draw:fill-hatch-name="hatch"/>
      <style:paragraph-properties fo:margin-left="0in" fo:margin-right="0.0201in" fo:text-align="start" style:justify-single-word="false" fo:text-indent="0in" style:auto-text-indent="false">
        <style:drop-cap style:lines="3" style:distance="0.0402in" style:style-name="Main_20_index_20_entry"/>
      </style:paragraph-properties>
      <style:text-properties fo:font-size="14pt" officeooo:paragraph-rsid="000a539e" fo:background-color="#ffffff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in học văn phòng</text:p>
      <text:p text:style-name="P2"><text:s text:c="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erif" svg:font-family="FreeSerif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fo:padding="0.0201in" fo:border="0.06pt solid #00000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Footnote_20_Symbol" style:display-name="Footnote Symbol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402in" style:distance-after-sep="0.0402in" style:line-style="solid" style:adjustment="center" style:rel-width="100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30T14:51:35.543846083</meta:creation-date>
    <dc:date>2022-10-01T03:26:28.948581417</dc:date>
    <meta:editing-duration>PT54M5S</meta:editing-duration>
    <meta:editing-cycles>4</meta:editing-cycles>
    <meta:generator>LibreOffice/7.3.6.2$Linux_X86_64 LibreOffice_project/30$Build-2</meta:generator>
    <meta:document-statistic meta:table-count="0" meta:image-count="0" meta:object-count="0" meta:page-count="1" meta:paragraph-count="2" meta:word-count="4" meta:character-count="19" meta:non-whitespace-character-count="14"/>
  </office:meta>
</office:document-meta>
</file>